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NA MARIA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RASCO GONZALES, ANA MAR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ARAZORDA OVALLE, RIC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FARO SIERRA, VICTOR RAU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2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23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